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descip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ack</text:p>
          </table:table-cell>
        </table:table-row>
        <table:table-row table:style-name="ro1">
          <table:table-cell office:value-type="string" calcext:value-type="string">
            <text:p>Flag – Black Hand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ligh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skord (AT/AA Launcher)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egri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s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anco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avage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trol – Black Hand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courge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XM134 (Machinegun)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Zealots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lag - 1<text:span text:style-name="T1">st</text:span> Ranger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O - 1<text:span text:style-name="T1">st</text:span> Ranger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113 - 1<text:span text:style-name="T1">st</text:span> Ranger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60A1 - 1<text:span text:style-name="T1">st</text:span> Ranger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US Rangers - 1<text:span text:style-name="T1">st</text:span> Ranger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RDM-2 - 2<text:span text:style-name="T1">nd</text:span> Ranger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Flag - 2<text:span text:style-name="T1">nd</text:span> Ranger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O - 2<text:span text:style-name="T1">nd</text:span> Ranger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113 - 2<text:span text:style-name="T1">nd</text:span> Ranger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60A1 - 2<text:span text:style-name="T1">nd</text:span> Ranger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S Rangers - 2<text:span text:style-name="T1">nd</text:span> Ranger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Flag - 4<text:span text:style-name="T1">th</text:span> Guards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O - 4th Guards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-64 - 4<text:span text:style-name="T1">th</text:span> Guards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Flag - 58<text:span text:style-name="T1">th</text:span> Rifle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O - 58<text:span text:style-name="T1">th</text:span> Motor Rifle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113 - 58<text:span text:style-name="T1">th</text:span> Motor Rifle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US Rangers - 58<text:span text:style-name="T1">th</text:span> Motor Rifle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petsnaz - 58<text:span text:style-name="T1">th</text:span> Motor Rifle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-64 - 58<text:span text:style-name="T1">th</text:span> Motor Rifle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9K32 Strela-2 (AA Launcher)</text:p>
          </table:table-cell>
          <table:table-cell office:value-type="float" office:value="54" calcext:value-type="float">
            <text:p>5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-6 Intruder</text:p>
          </table:table-cell>
          <table:table-cell office:value-type="float" office:value="55" calcext:value-type="float">
            <text:p>5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ontrol – Blue</text:p>
          </table:table-cell>
          <table:table-cell office:value-type="float" office:value="56" calcext:value-type="float">
            <text:p>5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RDM-2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Flag – Cowboys</text:p>
          </table:table-cell>
          <table:table-cell office:value-type="float" office:value="59" calcext:value-type="float">
            <text:p>5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UH-1 Huey - 335<text:span text:style-name="T1">th</text:span> Cowboys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109 Paladin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M60 (Machinegun)</text:p>
          </table:table-cell>
          <table:table-cell office:value-type="float" office:value="64" calcext:value-type="float">
            <text:p>6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72 LAW (AT Launcher)</text:p>
          </table:table-cell>
          <table:table-cell office:value-type="float" office:value="65" calcext:value-type="float">
            <text:p>6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S-1C Scud-B</text:p>
          </table:table-cell>
          <table:table-cell office:value-type="float" office:value="66" calcext:value-type="float">
            <text:p>6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lag – Vympel</text:p>
          </table:table-cell>
          <table:table-cell office:value-type="float" office:value="67" calcext:value-type="float">
            <text:p>6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O – Vympel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petsnaz – Vympel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ZSU-23-4 Shilka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Flag – 1/130</text:p>
          </table:table-cell>
          <table:table-cell office:value-type="float" office:value="74" calcext:value-type="float">
            <text:p>7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O – 1/130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E-100 – 1/130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Hummel – 1/130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King Tiger – 1/130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Puma – 1/130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dKfz 250 – 1/7 SS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Flag – 1/7 SS</text:p>
          </table:table-cell>
          <table:table-cell office:value-type="float" office:value="87" calcext:value-type="float">
            <text:p>8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O – 1/7 SS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SS-VT – 1/7 SS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dKfz 250 – 2/13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Flag – 2/130</text:p>
          </table:table-cell>
          <table:table-cell office:value-type="float" office:value="94" calcext:value-type="float">
            <text:p>9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O – 2/130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E-100 – 2/130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Fallschirmjager – 2/130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Jagdtiger – 2/130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Flag – 1/501 SS</text:p>
          </table:table-cell>
          <table:table-cell office:value-type="float" office:value="103" calcext:value-type="float">
            <text:p>10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O – 1/501 SS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-100 – 1/501 SS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dKfz 250 – 2/501 SS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Flag – 2/501 SS</text:p>
          </table:table-cell>
          <table:table-cell office:value-type="float" office:value="110" calcext:value-type="float">
            <text:p>1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O – 2/501 SS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E-100 – 2/501 SS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Jagdtiger – 2/501 SS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S-VT – 2/501 SS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Control – Grey</text:p>
          </table:table-cell>
          <table:table-cell office:value-type="float" office:value="119" calcext:value-type="float">
            <text:p>1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Derek Castle (Captain)</text:p>
          </table:table-cell>
          <table:table-cell office:value-type="float" office:value="120" calcext:value-type="float">
            <text:p>12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ummel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Luftfaust (AA Launcher)</text:p>
          </table:table-cell>
          <table:table-cell office:value-type="float" office:value="123" calcext:value-type="float">
            <text:p>12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G 42 (Machinegun)</text:p>
          </table:table-cell>
          <table:table-cell office:value-type="float" office:value="124" calcext:value-type="float">
            <text:p>12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Ostwind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Panzerfaust 3 (AT Launcher)</text:p>
          </table:table-cell>
          <table:table-cell office:value-type="float" office:value="127" calcext:value-type="float">
            <text:p>12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uma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Flag – SG 2</text:p>
          </table:table-cell>
          <table:table-cell office:value-type="float" office:value="130" calcext:value-type="float">
            <text:p>13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aunebu III – SG 2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Ju-87G Stuka</text:p>
          </table:table-cell>
          <table:table-cell office:value-type="float" office:value="133" calcext:value-type="float">
            <text:p>13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V-2</text:p>
          </table:table-cell>
          <table:table-cell office:value-type="float" office:value="134" calcext:value-type="float">
            <text:p>13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Vehicle Crew (Army Corps)</text:p>
          </table:table-cell>
          <table:table-cell office:value-type="float" office:value="135" calcext:value-type="float">
            <text:p>13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dvance</text:p>
          </table:table-cell>
          <table:table-cell office:value-type="float" office:value="136" calcext:value-type="float">
            <text:p>13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arrage 3</text:p>
          </table:table-cell>
          <table:table-cell office:value-type="float" office:value="137" calcext:value-type="float">
            <text:p>13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iological 1</text:p>
          </table:table-cell>
          <table:table-cell office:value-type="float" office:value="138" calcext:value-type="float">
            <text:p>13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hemical 3</text:p>
          </table:table-cell>
          <table:table-cell office:value-type="float" office:value="139" calcext:value-type="float">
            <text:p>13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hemical</text:p>
          </table:table-cell>
          <table:table-cell office:value-type="float" office:value="140" calcext:value-type="float">
            <text:p>14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ame icon</text:p>
          </table:table-cell>
          <table:table-cell office:value-type="float" office:value="141" calcext:value-type="float">
            <text:p>14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Event</text:p>
          </table:table-cell>
          <table:table-cell office:value-type="float" office:value="142" calcext:value-type="float">
            <text:p>14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igh Moral</text:p>
          </table:table-cell>
          <table:table-cell office:value-type="float" office:value="143" calcext:value-type="float">
            <text:p>14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lack chit</text:p>
          </table:table-cell>
          <table:table-cell office:value-type="float" office:value="144" calcext:value-type="float">
            <text:p>14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inefield</text:p>
          </table:table-cell>
          <table:table-cell office:value-type="float" office:value="145" calcext:value-type="float">
            <text:p>14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uclear 6</text:p>
          </table:table-cell>
          <table:table-cell office:value-type="float" office:value="146" calcext:value-type="float">
            <text:p>14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Objective</text:p>
          </table:table-cell>
          <table:table-cell office:value-type="float" office:value="147" calcext:value-type="float">
            <text:p>14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adiation</text:p>
          </table:table-cell>
          <table:table-cell office:value-type="float" office:value="148" calcext:value-type="float">
            <text:p>14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andbags</text:p>
          </table:table-cell>
          <table:table-cell office:value-type="float" office:value="149" calcext:value-type="float">
            <text:p>14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hellholes</text:p>
          </table:table-cell>
          <table:table-cell office:value-type="float" office:value="150" calcext:value-type="float">
            <text:p>15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moke 3</text:p>
          </table:table-cell>
          <table:table-cell office:value-type="float" office:value="151" calcext:value-type="float">
            <text:p>15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moke L1</text:p>
          </table:table-cell>
          <table:table-cell office:value-type="float" office:value="152" calcext:value-type="float">
            <text:p>15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moke L2</text:p>
          </table:table-cell>
          <table:table-cell office:value-type="float" office:value="153" calcext:value-type="float">
            <text:p>15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Turn</text:p>
          </table:table-cell>
          <table:table-cell office:value-type="float" office:value="154" calcext:value-type="float">
            <text:p>15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reck</text:p>
          </table:table-cell>
          <table:table-cell office:value-type="float" office:value="155" calcext:value-type="float">
            <text:p>155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1T21:32:25.604127569</meta:creation-date>
    <dc:date>2025-06-01T23:07:27.099570463</dc:date>
    <meta:editing-duration>PT1H34M39S</meta:editing-duration>
    <meta:editing-cycles>53</meta:editing-cycles>
    <meta:generator>LibreOffice/25.2.3.2$Linux_X86_64 LibreOffice_project/520$Build-2</meta:generator>
    <meta:document-statistic meta:table-count="1" meta:cell-count="312" meta:object-count="0"/>
  </office:meta>
</office:document-meta>
</file>